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1F4FBE6C.gif"/>
  <manifest:file-entry manifest:media-type="image/gif" manifest:full-path="Pictures/100002000000000A0000000A2DB17B7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3"/>
    <style:style style:name="P7" style:family="paragraph" style:parent-style-name="Standard" style:list-style-name="L3"/>
    <style:style style:name="P8" style:family="paragraph" style:parent-style-name="Standard" style:list-style-name="L4"/>
    <style:style style:name="P9" style:family="paragraph" style:parent-style-name="Heading_20_1" style:list-style-name="L1"/>
    <style:style style:name="P10" style:family="paragraph" style:parent-style-name="Heading_20_1" style:list-style-name="L1"/>
    <style:style style:name="P11" style:family="paragraph" style:parent-style-name="Heading_20_1" style:list-style-name="L1"/>
    <style:style style:name="P12" style:family="paragraph" style:parent-style-name="Heading_20_2" style:list-style-name="L1"/>
    <style:style style:name="P13" style:family="paragraph" style:parent-style-name="Heading_20_2" style:list-style-name="L1"/>
    <style:style style:name="P14" style:family="paragraph" style:parent-style-name="Heading_20_2" style:list-style-name="L1"/>
    <style:style style:name="P15" style:family="paragraph" style:parent-style-name="Heading_20_2" style:list-style-name="L1"/>
    <style:style style:name="P16" style:family="paragraph" style:parent-style-name="Heading_20_2" style:list-style-name="L1"/>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image text:level="1" xlink:href="Pictures/100002000000000A0000000A1F4FBE6C.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1F4FBE6C.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1F4FBE6C.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1F4FBE6C.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1F4FBE6C.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1F4FBE6C.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1F4FBE6C.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1F4FBE6C.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1F4FBE6C.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1F4FBE6C.gif" xlink:type="simple" xlink:show="embed" xlink:actuate="onLoad">
        <style:list-level-properties text:space-before="6.35cm" text:min-label-width="0.635cm" style:vertical-pos="middle" style:vertical-rel="line" fo:width="0.265cm" fo:height="0.265cm"/>
      </text:list-level-style-image>
    </text:list-style>
    <text:list-style style:name="L3">
      <text:list-level-style-image text:level="1" xlink:href="Pictures/100002000000000A0000000A2DB17B76.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2DB17B76.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2DB17B76.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2DB17B76.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2DB17B76.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2DB17B76.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2DB17B76.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2DB17B76.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2DB17B76.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2DB17B76.gif" xlink:type="simple" xlink:show="embed" xlink:actuate="onLoad">
        <style:list-level-properties text:space-before="6.35cm" text:min-label-width="0.635cm" style:vertical-pos="middle" style:vertical-rel="line" fo:width="0.265cm" fo:height="0.265cm"/>
      </text:list-level-style-image>
    </text:list-style>
    <text:list-style style:name="L4">
      <text:list-level-style-image text:level="1" xlink:href="Pictures/100002000000000A0000000A1F4FBE6C.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1F4FBE6C.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1F4FBE6C.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1F4FBE6C.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1F4FBE6C.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1F4FBE6C.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1F4FBE6C.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1F4FBE6C.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1F4FBE6C.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1F4FBE6C.gif" xlink:type="simple" xlink:show="embed" xlink:actuate="onLoad">
        <style:list-level-properties text:space-before="6.35cm" text:min-label-width="0.635cm" style:vertical-pos="middle" style:vertical-rel="line" fo:width="0.265cm" fo:height="0.265cm"/>
      </text:list-level-style-image>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nTitre">OrgisGIS</text:p>
      <text:p text:style-name="MonTitre">Project Overview</text:p>
      <text:p text:style-name="Text_20_body"/>
      <text:p text:style-name="P1">10/08/2007</text:p>
      <text:p text:style-name="Text_20_body"/>
      <text:p text:style-name="Text_20_body"/>
      <text:p text:style-name="Text_20_body">OrbisGIS est un système d'extensions (plugin) offrant une interface utilisateur à GDMS. Le projet est développé en Java et est OpenSource.</text:p>
      <text:p text:style-name="Standard">Site officiel : <text:a xlink:type="simple" xlink:href="http://geosysin.iict.ch/irstv-trac/wiki/OrbisGIS/Presentation">http://geosysin.iict.ch/irstv-trac/wiki/OrbisGIS/Presentation</text:a></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text:s/>1 Spécifications du projet<text:tab/>1</text:p>
          <text:p text:style-name="P2"><text:s/>1.1 Système d'extensions<text:tab/>1</text:p>
          <text:p text:style-name="P2"><text:s/>1.2 GeoView2D<text:tab/>2</text:p>
          <text:p text:style-name="P2"><text:s/>1.3 SQLConsole<text:tab/>2</text:p>
          <text:p text:style-name="P2"><text:s/>1.4 GeoCatalog<text:tab/>2</text:p>
          <text:p text:style-name="P2"><text:s/>1.5 GeoView3D<text:tab/>2</text:p>
          <text:p text:style-name="P3"><text:s/>2 Avancement<text:tab/>2</text:p>
          <text:p text:style-name="P3"><text:s/>3 Equipe<text:tab/>2</text:p>
        </text:index-body>
      </text:table-of-content>
      <text:p text:style-name="Text_20_body"/>
      <text:p text:style-name="Text_20_body"/>
      <text:p text:style-name="Text_20_body"/>
      <text:list text:style-name="L1">
        <text:list-item>
          <text:h text:style-name="P9" text:outline-level="1">Spécifications du projet</text:h>
        </text:list-item>
      </text:list>
      <text:list text:style-name="L2">
        <text:list-item>
          <text:p text:style-name="P4">Système d'extensions</text:p>
        </text:list-item>
      </text:list>
      <text:list text:style-name="L3">
        <text:list-item>
          <text:p text:style-name="P5">Extension GeoView2D</text:p>
        </text:list-item>
        <text:list-item>
          <text:p text:style-name="P5">Extension SQLConsole</text:p>
        </text:list-item>
        <text:list-item>
          <text:p text:style-name="P5">Extension GeoCatalog</text:p>
        </text:list-item>
      </text:list>
      <text:list text:style-name="L4">
        <text:list-item>
          <text:p text:style-name="P8">Extension GeoView3D</text:p>
        </text:list-item>
      </text:list>
      <text:p text:style-name="Standard"/>
      <text:list text:style-name="L1" text:continue-numbering="true">
        <text:list-item>
          <text:list text:continue-numbering="true">
            <text:list-item>
              <text:h text:style-name="P12" text:outline-level="2">Système d'extensions</text:h>
            </text:list-item>
          </text:list>
        </text:list-item>
      </text:list>
      <text:p text:style-name="Text_20_body">Le système d'extensions est le coeur d'OrbisGIS. Il doit permettre un développement robuste de nouveaux plugins. Il est basé sur le système de plugins d'éclipse.</text:p>
      <text:p text:style-name="Standard"/>
      <text:list text:style-name="L1" text:continue-numbering="true">
        <text:list-item>
          <text:list text:continue-numbering="true">
            <text:list-item>
              <text:h text:style-name="P12" text:outline-level="2">GeoView2D</text:h>
            </text:list-item>
          </text:list>
        </text:list-item>
      </text:list>
      <text:p text:style-name="Text_20_body">GeoView2D permet de visualiser des données issues de GDMS en deux dimensions. Il utilise le moteur de rendu de GeoTools (StreamingRenderer) et offre un système de couches (Layer) permettant d'ordonner et afficher les couches désirées.</text:p>
      <text:p text:style-name="Standard"/>
      <text:list text:style-name="L1" text:continue-numbering="true">
        <text:list-item>
          <text:list text:continue-numbering="true">
            <text:list-item>
              <text:h text:style-name="P12" text:outline-level="2">SQLConsole</text:h>
            </text:list-item>
          </text:list>
        </text:list-item>
      </text:list>
      <text:p text:style-name="Text_20_body">SQLConsole est un petit panneau permettant d'addresser directement des requêtes à GDMS. Il offre des facilités telles que : historique des requêtes, chargement de scripts...</text:p>
      <text:p text:style-name="Standard"/>
      <text:list text:style-name="L1" text:continue-numbering="true">
        <text:list-item>
          <text:list text:continue-numbering="true">
            <text:list-item>
              <text:h text:style-name="P12" text:outline-level="2">GeoCatalog</text:h>
            </text:list-item>
          </text:list>
        </text:list-item>
      </text:list>
      <text:p text:style-name="Text_20_body">GeoCatalog est un panneau permettant de regrouper l'ensemble des ressources nécéssaires à un projet. Il permet de créer des projets, auquel on peut ajouter des sources de données, requêtes SQL et feuilles de style. L'utilisateur peut ensuite importer ces ressources dans n'importe quelle extension par simple drag and drop pour les traiter.</text:p>
      <text:p text:style-name="Standard"/>
      <text:list text:style-name="L1" text:continue-numbering="true">
        <text:list-item>
          <text:list text:continue-numbering="true">
            <text:list-item>
              <text:h text:style-name="P12" text:outline-level="2">GeoView3D</text:h>
            </text:list-item>
          </text:list>
        </text:list-item>
      </text:list>
      <text:p text:style-name="Text_20_body">GeoView3D permet de visualiser des données issues de GDMS en trois dimensions. Il utilise le système de couches de GeoView2D mais embarque son propre moteur de rendu (basé sur Java Monkey).</text:p>
      <text:p text:style-name="Standard"/>
      <text:p text:style-name="Standard"/>
      <text:list text:style-name="L1" text:continue-numbering="true">
        <text:list-item>
          <text:h text:style-name="P9" text:outline-level="1">Avancement</text:h>
        </text:list-item>
      </text:list>
      <text:p text:style-name="Text_20_body">Le système d'extensions est en cours de réalisation (Fernando)</text:p>
      <text:p text:style-name="Text_20_body">GeoView2D est à un stade avancé</text:p>
      <text:p text:style-name="Text_20_body">SQLConsole est à un stade avancé</text:p>
      <text:p text:style-name="Text_20_body">GeoView3D est en développement (Samuel)</text:p>
      <text:p text:style-name="Standard"/>
      <text:p text:style-name="Standard"/>
      <text:list text:style-name="L1" text:continue-numbering="true">
        <text:list-item>
          <text:h text:style-name="P9" text:outline-level="1">Equipe</text:h>
        </text:list-item>
      </text:list>
      <text:p text:style-name="Text_20_body">Erwan BOCHER</text:p>
      <text:p text:style-name="Text_20_body">Thomas LEDUC</text:p>
      <text:p text:style-name="Text_20_body">Fernando GONZLEZ CORTS</text:p>
      <text:p text:style-name="Text_20_body">Samuel CHEMLA</text:p>
      <text:p text:style-name="Text_20_body">aut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cm" fo:keep-together="always" fo:keep-with-next="always"/>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master-page-name="" style:default-outline-level="1">
      <style:paragraph-properties fo:keep-together="alway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MonTitre" style:family="paragraph" style:parent-style-name="Heading" style:class="text">
      <style:paragraph-properties fo:text-align="center" style:justify-single-word="false"/>
      <style:text-properties fo:font-size="20pt" fo:font-weight="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samuel</meta:initial-creator>
    <meta:creation-date>2007-08-10T12:31:07</meta:creation-date>
    <dc:creator>samuel</dc:creator>
    <dc:date>2007-08-10T15:19:58</dc:date>
    <dc:language>fr-FR</dc:language>
    <meta:editing-cycles>7</meta:editing-cycles>
    <meta:editing-duration>PT2H47M52S</meta:editing-duration>
    <meta:user-defined meta:name="Info 1"/>
    <meta:user-defined meta:name="Info 2"/>
    <meta:user-defined meta:name="Info 3"/>
    <meta:user-defined meta:name="Info 4"/>
    <meta:document-statistic meta:table-count="0" meta:image-count="0" meta:object-count="0" meta:page-count="2" meta:paragraph-count="41" meta:word-count="290" meta:character-count="1941"/>
  </office:meta>
</office:document-meta>
</file>